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2.5563in" style:rel-column-width="24191*"/>
    </style:style>
    <style:style style:name="Table3.B" style:family="table-column">
      <style:table-column-properties style:column-width="0.659in" style:rel-column-width="6236*"/>
    </style:style>
    <style:style style:name="Table3.C" style:family="table-column">
      <style:table-column-properties style:column-width="0.5083in" style:rel-column-width="4810*"/>
    </style:style>
    <style:style style:name="Table3.D" style:family="table-column">
      <style:table-column-properties style:column-width="0.5014in" style:rel-column-width="4744*"/>
    </style:style>
    <style:style style:name="Table3.E" style:family="table-column">
      <style:table-column-properties style:column-width="1.4917in" style:rel-column-width="14116*"/>
    </style:style>
    <style:style style:name="Table3.F" style:family="table-column">
      <style:table-column-properties style:column-width="1.2083in" style:rel-column-width="11438*"/>
    </style:style>
    <style:style style:name="Table3.A1" style:family="table-cell">
      <style:table-cell-properties style:vertical-align="middle" fo:padding="0.0382in" fo:border-left="0.05pt solid #000000" fo:border-right="none" fo:border-top="0.05pt solid #000000" fo:border-bottom="0.05pt solid #000000"/>
    </style:style>
    <style:style style:name="Table3.F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F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2.5563in" style:rel-column-width="24191*"/>
    </style:style>
    <style:style style:name="Table2.B" style:family="table-column">
      <style:table-column-properties style:column-width="0.659in" style:rel-column-width="6236*"/>
    </style:style>
    <style:style style:name="Table2.C" style:family="table-column">
      <style:table-column-properties style:column-width="0.5083in" style:rel-column-width="4810*"/>
    </style:style>
    <style:style style:name="Table2.D" style:family="table-column">
      <style:table-column-properties style:column-width="0.5014in" style:rel-column-width="4744*"/>
    </style:style>
    <style:style style:name="Table2.E" style:family="table-column">
      <style:table-column-properties style:column-width="1.5111in" style:rel-column-width="14300*"/>
    </style:style>
    <style:style style:name="Table2.F" style:family="table-column">
      <style:table-column-properties style:column-width="1.1889in" style:rel-column-width="11254*"/>
    </style:style>
    <style:style style:name="Table2.A1" style:family="table-cell">
      <style:table-cell-properties style:vertical-align="middle" fo:padding="0.0382in" fo:border-left="0.05pt solid #000000" fo:border-right="none" fo:border-top="0.05pt solid #000000" fo:border-bottom="0.05pt solid #000000"/>
    </style:style>
    <style:style style:name="Table2.F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F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925in" table:align="margins" style:may-break-between-rows="false" style:writing-mode="lr-tb"/>
    </style:style>
    <style:style style:name="Table4.A" style:family="table-column">
      <style:table-column-properties style:column-width="2.5563in" style:rel-column-width="24191*"/>
    </style:style>
    <style:style style:name="Table4.B" style:family="table-column">
      <style:table-column-properties style:column-width="0.659in" style:rel-column-width="6236*"/>
    </style:style>
    <style:style style:name="Table4.C" style:family="table-column">
      <style:table-column-properties style:column-width="0.5083in" style:rel-column-width="4810*"/>
    </style:style>
    <style:style style:name="Table4.D" style:family="table-column">
      <style:table-column-properties style:column-width="0.5014in" style:rel-column-width="4744*"/>
    </style:style>
    <style:style style:name="Table4.E" style:family="table-column">
      <style:table-column-properties style:column-width="1.5403in" style:rel-column-width="14576*"/>
    </style:style>
    <style:style style:name="Table4.F" style:family="table-column">
      <style:table-column-properties style:column-width="1.1597in" style:rel-column-width="10978*"/>
    </style:style>
    <style:style style:name="Table4.A1" style:family="table-cell">
      <style:table-cell-properties style:vertical-align="middle" fo:padding="0.0382in" fo:border-left="0.05pt solid #000000" fo:border-right="none" fo:border-top="0.05pt solid #000000" fo:border-bottom="0.05pt solid #000000"/>
    </style:style>
    <style:style style:name="Table4.F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F2"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2.5563in" style:rel-column-width="24191*"/>
    </style:style>
    <style:style style:name="Table5.B" style:family="table-column">
      <style:table-column-properties style:column-width="0.659in" style:rel-column-width="6236*"/>
    </style:style>
    <style:style style:name="Table5.C" style:family="table-column">
      <style:table-column-properties style:column-width="0.5083in" style:rel-column-width="4810*"/>
    </style:style>
    <style:style style:name="Table5.D" style:family="table-column">
      <style:table-column-properties style:column-width="0.5014in" style:rel-column-width="4744*"/>
    </style:style>
    <style:style style:name="Table5.E" style:family="table-column">
      <style:table-column-properties style:column-width="1.509in" style:rel-column-width="14280*"/>
    </style:style>
    <style:style style:name="Table5.F" style:family="table-column">
      <style:table-column-properties style:column-width="1.191in" style:rel-column-width="11274*"/>
    </style:style>
    <style:style style:name="Table5.A1" style:family="table-cell">
      <style:table-cell-properties style:vertical-align="middle" fo:padding="0.0382in" fo:border-left="0.05pt solid #000000" fo:border-right="none" fo:border-top="0.05pt solid #000000" fo:border-bottom="0.05pt solid #000000"/>
    </style:style>
    <style:style style:name="Table5.F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F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2.5563in" style:rel-column-width="24191*"/>
    </style:style>
    <style:style style:name="Table6.B" style:family="table-column">
      <style:table-column-properties style:column-width="0.659in" style:rel-column-width="6236*"/>
    </style:style>
    <style:style style:name="Table6.C" style:family="table-column">
      <style:table-column-properties style:column-width="0.5083in" style:rel-column-width="4810*"/>
    </style:style>
    <style:style style:name="Table6.D" style:family="table-column">
      <style:table-column-properties style:column-width="0.5014in" style:rel-column-width="4744*"/>
    </style:style>
    <style:style style:name="Table6.E" style:family="table-column">
      <style:table-column-properties style:column-width="1.509in" style:rel-column-width="14280*"/>
    </style:style>
    <style:style style:name="Table6.F" style:family="table-column">
      <style:table-column-properties style:column-width="1.191in" style:rel-column-width="11274*"/>
    </style:style>
    <style:style style:name="Table6.A1" style:family="table-cell">
      <style:table-cell-properties style:vertical-align="middle" fo:padding="0.0382in" fo:border-left="0.05pt solid #000000" fo:border-right="none" fo:border-top="0.05pt solid #000000" fo:border-bottom="0.05pt solid #000000"/>
    </style:style>
    <style:style style:name="Table6.F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F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5in" table:align="margins" style:may-break-between-rows="false" style:writing-mode="lr-tb"/>
    </style:style>
    <style:style style:name="Table7.A" style:family="table-column">
      <style:table-column-properties style:column-width="2.5563in" style:rel-column-width="24191*"/>
    </style:style>
    <style:style style:name="Table7.B" style:family="table-column">
      <style:table-column-properties style:column-width="0.659in" style:rel-column-width="6236*"/>
    </style:style>
    <style:style style:name="Table7.C" style:family="table-column">
      <style:table-column-properties style:column-width="0.5083in" style:rel-column-width="4810*"/>
    </style:style>
    <style:style style:name="Table7.D" style:family="table-column">
      <style:table-column-properties style:column-width="0.5014in" style:rel-column-width="4744*"/>
    </style:style>
    <style:style style:name="Table7.E" style:family="table-column">
      <style:table-column-properties style:column-width="1.5278in" style:rel-column-width="14458*"/>
    </style:style>
    <style:style style:name="Table7.F" style:family="table-column">
      <style:table-column-properties style:column-width="1.1722in" style:rel-column-width="11096*"/>
    </style:style>
    <style:style style:name="Table7.A1" style:family="table-cell">
      <style:table-cell-properties style:vertical-align="middle" fo:padding="0.0382in" fo:border-left="0.05pt solid #000000" fo:border-right="none" fo:border-top="0.05pt solid #000000" fo:border-bottom="0.05pt solid #000000"/>
    </style:style>
    <style:style style:name="Table7.F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F2"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6.925in" table:align="margins" style:may-break-between-rows="false" style:writing-mode="lr-tb"/>
    </style:style>
    <style:style style:name="Table8.A" style:family="table-column">
      <style:table-column-properties style:column-width="2.5556in" style:rel-column-width="24184*"/>
    </style:style>
    <style:style style:name="Table8.B" style:family="table-column">
      <style:table-column-properties style:column-width="0.659in" style:rel-column-width="6236*"/>
    </style:style>
    <style:style style:name="Table8.C" style:family="table-column">
      <style:table-column-properties style:column-width="0.5083in" style:rel-column-width="4810*"/>
    </style:style>
    <style:style style:name="Table8.D" style:family="table-column">
      <style:table-column-properties style:column-width="0.5014in" style:rel-column-width="4744*"/>
    </style:style>
    <style:style style:name="Table8.E" style:family="table-column">
      <style:table-column-properties style:column-width="1.1035in" style:rel-column-width="10442*"/>
    </style:style>
    <style:style style:name="Table8.F" style:family="table-column">
      <style:table-column-properties style:column-width="1.5979in" style:rel-column-width="15119*"/>
    </style:style>
    <style:style style:name="Table8.A1" style:family="table-cell">
      <style:table-cell-properties style:vertical-align="middle" fo:padding="0.0382in" fo:border-left="0.05pt solid #000000" fo:border-right="none" fo:border-top="0.05pt solid #000000" fo:border-bottom="0.05pt solid #000000"/>
    </style:style>
    <style:style style:name="Table8.F1" style:family="table-cell">
      <style:table-cell-properties style:vertical-align="middle"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F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5in" table:align="margins" style:may-break-between-rows="false" style:writing-mode="lr-tb"/>
    </style:style>
    <style:style style:name="Table9.A" style:family="table-column">
      <style:table-column-properties style:column-width="2.5556in" style:rel-column-width="24184*"/>
    </style:style>
    <style:style style:name="Table9.B" style:family="table-column">
      <style:table-column-properties style:column-width="0.659in" style:rel-column-width="6236*"/>
    </style:style>
    <style:style style:name="Table9.C" style:family="table-column">
      <style:table-column-properties style:column-width="0.5083in" style:rel-column-width="4810*"/>
    </style:style>
    <style:style style:name="Table9.D" style:family="table-column">
      <style:table-column-properties style:column-width="0.5014in" style:rel-column-width="4744*"/>
    </style:style>
    <style:style style:name="Table9.E" style:family="table-column">
      <style:table-column-properties style:column-width="1.1035in" style:rel-column-width="10442*"/>
    </style:style>
    <style:style style:name="Table9.F" style:family="table-column">
      <style:table-column-properties style:column-width="1.5979in" style:rel-column-width="15119*"/>
    </style:style>
    <style:style style:name="Table9.A1" style:family="table-cell">
      <style:table-cell-properties style:vertical-align="middle" fo:padding="0.0382in" fo:border-left="0.05pt solid #000000" fo:border-right="none" fo:border-top="0.05pt solid #000000" fo:border-bottom="0.05pt solid #000000"/>
    </style:style>
    <style:style style:name="Table9.F1" style:family="table-cell">
      <style:table-cell-properties style:vertical-align="middle" fo:padding="0.0382in" fo:border="0.05pt solid #000000"/>
    </style:style>
    <style:style style:name="Table9.A2" style:family="table-cell">
      <style:table-cell-properties style:vertical-align="middle" fo:padding="0.0382in" fo:border-left="0.05pt solid #000000" fo:border-right="none" fo:border-top="none" fo:border-bottom="0.05pt solid #000000"/>
    </style:style>
    <style:style style:name="Table9.F2"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6.925in" table:align="margins" style:may-break-between-rows="false" style:writing-mode="lr-tb"/>
    </style:style>
    <style:style style:name="Table11.A" style:family="table-column">
      <style:table-column-properties style:column-width="2.5556in" style:rel-column-width="24184*"/>
    </style:style>
    <style:style style:name="Table11.B" style:family="table-column">
      <style:table-column-properties style:column-width="0.659in" style:rel-column-width="6236*"/>
    </style:style>
    <style:style style:name="Table11.C" style:family="table-column">
      <style:table-column-properties style:column-width="0.5083in" style:rel-column-width="4810*"/>
    </style:style>
    <style:style style:name="Table11.D" style:family="table-column">
      <style:table-column-properties style:column-width="0.5014in" style:rel-column-width="4744*"/>
    </style:style>
    <style:style style:name="Table11.E" style:family="table-column">
      <style:table-column-properties style:column-width="1.1035in" style:rel-column-width="10442*"/>
    </style:style>
    <style:style style:name="Table11.F" style:family="table-column">
      <style:table-column-properties style:column-width="1.5979in" style:rel-column-width="15119*"/>
    </style:style>
    <style:style style:name="Table11.A1" style:family="table-cell">
      <style:table-cell-properties style:vertical-align="middle" fo:padding="0.0382in" fo:border-left="0.05pt solid #000000" fo:border-right="none" fo:border-top="0.05pt solid #000000" fo:border-bottom="0.05pt solid #000000"/>
    </style:style>
    <style:style style:name="Table11.F1" style:family="table-cell">
      <style:table-cell-properties style:vertical-align="middle" fo:padding="0.0382in" fo:border="0.05pt solid #000000"/>
    </style:style>
    <style:style style:name="Table11.A2" style:family="table-cell">
      <style:table-cell-properties style:vertical-align="middle" fo:padding="0.0382in" fo:border-left="0.05pt solid #000000" fo:border-right="none" fo:border-top="none" fo:border-bottom="0.05pt solid #000000"/>
    </style:style>
    <style:style style:name="Table11.F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0e3278"/>
    </style:style>
    <style:style style:name="P3"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0e44df"/>
    </style:style>
    <style:style style:name="P4" style:family="paragraph" style:parent-style-name="Table_20_Contents">
      <style:paragraph-properties fo:margin-top="0in" fo:margin-bottom="0in" style:contextual-spacing="false" fo:text-align="start" style:justify-single-word="false"/>
    </style:style>
    <style:style style:name="P5" style:family="paragraph" style:parent-style-name="Header">
      <style:text-properties fo:language="zxx" fo:country="none" style:language-asian="zxx" style:country-asian="none"/>
    </style:style>
    <style:style style:name="P6" style:family="paragraph" style:parent-style-name="Header">
      <style:paragraph-properties style:snap-to-layout-grid="false"/>
    </style:style>
    <style:style style:name="P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0022a0" style:font-size-asian="14pt" style:font-weight-asian="bold" style:font-size-complex="14pt" style:font-weight-complex="bold"/>
    </style:style>
    <style:style style:name="P9" style:family="paragraph" style:parent-style-name="Table_20_Contents">
      <style:paragraph-properties fo:margin-top="0in" fo:margin-bottom="0in" style:contextual-spacing="false"/>
    </style:style>
    <style:style style:name="P10" style:family="paragraph" style:parent-style-name="Table_20_Heading">
      <style:paragraph-properties fo:margin-top="0in" fo:margin-bottom="0in" style:contextual-spacing="false"/>
    </style:style>
    <style:style style:name="P11" style:family="paragraph" style:parent-style-name="Table_20_Contents">
      <style:paragraph-properties fo:margin-top="0in" fo:margin-bottom="0in" style:contextual-spacing="false" fo:text-align="center" style:justify-single-word="false"/>
    </style:style>
    <style:style style:name="P12" style:family="paragraph" style:parent-style-name="Standard">
      <style:paragraph-properties fo:margin-top="0in" fo:margin-bottom="0in" style:contextual-spacing="false" fo:text-align="center" style:justify-single-word="false"/>
    </style:style>
    <style:style style:name="P13"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14" style:family="paragraph" style:parent-style-name="Table_20_Contents">
      <style:paragraph-properties fo:margin-top="0in" fo:margin-bottom="0in" style:contextual-spacing="false" fo:text-align="center" style:justify-single-word="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Standard">
      <style:paragraph-properties fo:margin-top="0in" fo:margin-bottom="0in" style:contextual-spacing="false" fo:text-align="center" style:justify-single-word="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16" style:family="paragraph" style:parent-style-name="Standard">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1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8" style:family="paragraph" style:parent-style-name="Standard">
      <style:paragraph-properties fo:break-before="page"/>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2">
      <style:paragraph-properties>
        <style:tab-stops>
          <style:tab-stop style:position="6.9252in" style:type="right" style:leader-style="dotted" style:leader-text="."/>
        </style:tab-stops>
      </style:paragraph-properties>
    </style:style>
    <style:style style:name="P21" style:family="paragraph" style:parent-style-name="Standard">
      <style:text-properties officeooo:rsid="00176950" officeooo:paragraph-rsid="00176950"/>
    </style:style>
    <style:style style:name="P22" style:family="paragraph" style:parent-style-name="Standard">
      <style:paragraph-properties fo:text-align="start" style:justify-single-word="false"/>
      <style:text-properties officeooo:rsid="00176950" officeooo:paragraph-rsid="00176950"/>
    </style:style>
    <style:style style:name="P23" style:family="paragraph" style:parent-style-name="Standard">
      <style:text-properties officeooo:rsid="001bbf68" officeooo:paragraph-rsid="001bbf68"/>
    </style:style>
    <style:style style:name="P24" style:family="paragraph" style:parent-style-name="Heading_20_1" style:master-page-name="First_20_Page">
      <style:paragraph-properties style:page-number="auto"/>
    </style:style>
    <style:style style:name="P25" style:family="paragraph" style:parent-style-name="Standard" style:list-style-name="L1"/>
    <style:style style:name="P26" style:family="paragraph" style:parent-style-name="Standard" style:list-style-name="L2"/>
    <style:style style:name="P27" style:family="paragraph" style:parent-style-name="Standard" style:list-style-name="L3"/>
    <style:style style:name="P28" style:family="paragraph" style:parent-style-name="Standard" style:list-style-name="L4">
      <style:text-properties officeooo:rsid="00176950" officeooo:paragraph-rsid="00176950"/>
    </style:style>
    <style:style style:name="P29" style:family="paragraph" style:parent-style-name="Standard">
      <style:text-properties officeooo:rsid="00176950" officeooo:paragraph-rsid="00176950"/>
    </style:style>
    <style:style style:name="P30" style:family="paragraph">
      <style:paragraph-properties style:writing-mode="lr-tb"/>
      <style:text-properties style:font-name="Times New Roman" fo:font-size="1pt"/>
    </style:style>
    <style:style style:name="P31" style:family="paragraph">
      <loext:graphic-properties draw:fill="solid" draw:fill-color="#c0c0c0" draw:opacity="50%"/>
      <style:paragraph-properties style:writing-mode="lr-tb"/>
      <style:text-properties style:font-name="Times New Roman" fo:font-size="1pt"/>
    </style:style>
    <style:style style:name="T1" style:family="text">
      <style:text-properties fo:font-size="8pt" officeooo:rsid="0016888d" style:font-size-asian="8pt" style:font-size-complex="8pt"/>
    </style:style>
    <style:style style:name="T2" style:family="text">
      <style:text-properties fo:font-size="8pt" officeooo:rsid="000022a0" style:font-size-asian="8pt" style:font-size-complex="8pt"/>
    </style:style>
    <style:style style:name="T3" style:family="text">
      <style:text-properties style:use-window-font-color="true" loext:opacity="0%"/>
    </style:style>
    <style:style style:name="T4"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loext:opacity="0%" style:font-name="Times New Roman" fo:font-size="12pt" fo:language="en" fo:country="US" officeooo:rsid="001d82ba" style:font-name-asian="Times New Roman" style:font-size-asian="12pt" style:font-name-complex="Times New Roman" style:font-size-complex="12pt" style:language-complex="ar" style:country-complex="SA"/>
    </style:style>
    <style:style style:name="T6" style:family="text">
      <style:text-properties officeooo:rsid="00039a85"/>
    </style:style>
    <style:style style:name="T7" style:family="text">
      <style:text-properties officeooo:rsid="0005a71d"/>
    </style:style>
    <style:style style:name="T8" style:family="text">
      <style:text-properties officeooo:rsid="0015219d"/>
    </style:style>
    <style:style style:name="T9" style:family="text">
      <style:text-properties officeooo:rsid="00170c2d"/>
    </style:style>
    <style:style style:name="T10" style:family="text">
      <style:text-properties officeooo:rsid="00176950"/>
    </style:style>
    <style:style style:name="T11" style:family="text">
      <style:text-properties officeooo:rsid="00189fa3"/>
    </style:style>
    <style:style style:name="T12" style:family="text">
      <style:text-properties officeooo:rsid="001af72b"/>
    </style:style>
    <style:style style:name="T13" style:family="text">
      <style:text-properties officeooo:rsid="001bab31"/>
    </style:style>
    <style:style style:name="T14" style:family="text">
      <style:text-properties officeooo:rsid="001bbf68"/>
    </style:style>
    <style:style style:name="T15" style:family="text">
      <style:text-properties officeooo:rsid="001d82ba"/>
    </style:style>
    <style:style style:name="T16" style:family="text">
      <style:text-properties officeooo:rsid="001f3a99"/>
    </style:style>
    <style:style style:name="T17" style:family="text">
      <style:text-properties style:font-name="Times New Roman" fo:font-size="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59533936" text:id="ct105553159533936">
          <text:insertion>
            <office:change-info>
              <dc:creator>Bob Jacobsen</dc:creator>
              <dc:date>2023-11-05T15:57:02</dc:date>
            </office:change-info>
          </text:insertion>
        </text:changed-region>
        <text:changed-region xml:id="ct105553159532496" text:id="ct105553159532496">
          <text:deletion>
            <office:change-info>
              <dc:creator>Bob Jacobsen</dc:creator>
              <dc:date>2023-11-12T15:50:32</dc:date>
            </office:change-info>
            <text:p text:style-name="Standard">that</text:p>
          </text:deletion>
        </text:changed-region>
        <text:changed-region xml:id="ct105553159534416" text:id="ct105553159534416">
          <text:insertion>
            <office:change-info>
              <dc:creator>Bob Jacobsen</dc:creator>
              <dc:date>2023-11-12T15:50:32</dc:date>
            </office:change-info>
          </text:insertion>
        </text:changed-region>
        <text:changed-region xml:id="ct105553159534656" text:id="ct105553159534656">
          <text:insertion>
            <office:change-info>
              <dc:creator>Bob Jacobsen</dc:creator>
              <dc:date>2023-11-05T15:58:45</dc:date>
            </office:change-info>
          </text:insertion>
        </text:changed-region>
        <text:changed-region xml:id="ct105553159535136" text:id="ct105553159535136">
          <text:insertion>
            <office:change-info>
              <dc:creator>Bob Jacobsen</dc:creator>
              <dc:date>2023-11-19T14:47:18</dc:date>
            </office:change-info>
          </text:insertion>
        </text:changed-region>
        <text:changed-region xml:id="ct105553159534896" text:id="ct105553159534896">
          <text:insertion>
            <office:change-info>
              <dc:creator>Bob Jacobsen</dc:creator>
              <dc:date>2023-11-19T14:51:40</dc:date>
            </office:change-info>
          </text:insertion>
        </text:changed-region>
        <text:changed-region xml:id="ct105553159535376" text:id="ct105553159535376">
          <text:insertion>
            <office:change-info>
              <dc:creator>Bob Jacobsen</dc:creator>
              <dc:date>2023-11-19T14:48:19</dc:date>
            </office:change-info>
          </text:insertion>
        </text:changed-region>
        <text:changed-region xml:id="ct105553159536096" text:id="ct105553159536096">
          <text:insertion>
            <office:change-info>
              <dc:creator>Bob Jacobsen</dc:creator>
              <dc:date>2023-11-05T16:00:44</dc:date>
            </office:change-info>
          </text:insertion>
        </text:changed-region>
        <text:changed-region xml:id="ct105553159954880" text:id="ct105553159954880">
          <text:insertion>
            <office:change-info>
              <dc:creator>Bob Jacobsen</dc:creator>
              <dc:date>2023-11-05T16:01:39</dc:date>
            </office:change-info>
          </text:insertion>
        </text:changed-region>
        <text:changed-region xml:id="ct105553159959440" text:id="ct105553159959440">
          <text:insertion>
            <office:change-info>
              <dc:creator>Bob Jacobsen</dc:creator>
              <dc:date>2023-11-05T16:21:21</dc:date>
            </office:change-info>
          </text:insertion>
        </text:changed-region>
        <text:changed-region xml:id="ct105553159957040" text:id="ct105553159957040">
          <text:insertion>
            <office:change-info>
              <dc:creator>Bob Jacobsen</dc:creator>
              <dc:date>2023-11-05T16:21:33</dc:date>
            </office:change-info>
          </text:insertion>
        </text:changed-region>
        <text:changed-region xml:id="ct105553159962320" text:id="ct105553159962320">
          <text:insertion>
            <office:change-info>
              <dc:creator>Bob Jacobsen</dc:creator>
              <dc:date>2023-11-05T16:21:43</dc:date>
            </office:change-info>
          </text:insertion>
        </text:changed-region>
        <text:changed-region xml:id="ct105553159956080" text:id="ct105553159956080">
          <text:insertion>
            <office:change-info>
              <dc:creator>Bob Jacobsen</dc:creator>
              <dc:date>2023-11-05T16:22:45</dc:date>
            </office:change-info>
          </text:insertion>
        </text:changed-region>
        <text:changed-region xml:id="ct105553159957760" text:id="ct105553159957760">
          <text:insertion>
            <office:change-info>
              <dc:creator>Bob Jacobsen</dc:creator>
              <dc:date>2023-11-05T16:23:46</dc:date>
            </office:change-info>
          </text:insertion>
        </text:changed-region>
        <text:changed-region xml:id="ct105553159958240" text:id="ct105553159958240">
          <text:insertion>
            <office:change-info>
              <dc:creator>Bob Jacobsen</dc:creator>
              <dc:date>2023-11-05T16:24:11</dc:date>
            </office:change-info>
          </text:insertion>
        </text:changed-region>
        <text:changed-region xml:id="ct105553159958000" text:id="ct105553159958000">
          <text:insertion>
            <office:change-info>
              <dc:creator>Bob Jacobsen</dc:creator>
              <dc:date>2023-11-05T16:25:14</dc:date>
            </office:change-info>
          </text:insertion>
        </text:changed-region>
        <text:changed-region xml:id="ct105553159956800" text:id="ct105553159956800">
          <text:insertion>
            <office:change-info>
              <dc:creator>Bob Jacobsen</dc:creator>
              <dc:date>2023-11-05T16:26:18</dc:date>
            </office:change-info>
          </text:insertion>
        </text:changed-region>
        <text:changed-region xml:id="ct105553159958480" text:id="ct105553159958480">
          <text:deletion>
            <office:change-info>
              <dc:creator>Bob Jacobsen</dc:creator>
              <dc:date>2023-11-05T16:24:11</dc:date>
            </office:change-info>
            <text:p text:style-name="P21">I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Introduction (Informative)</text:h>
      <text:p text:style-name="Standard">This OpenLCB Standard defines the protocol for transporting OpenLCB events across <text:span text:style-name="T4">the</text:span> OpenLCB network. </text:p>
      <text:h text:style-name="Heading_20_1" text:outline-level="1">Intended Use (Informative)</text:h>
      <text:p text:style-name="Standard">Transporting events provides general and flexible messaging between nodes, following the principles of the Producer-Consumer model. <text:s/>The information is carried by an Event Identifier (Event ID), a number which in of itself does not have any explicit information. <text:s/>Instead the Event ID is assigned by the user to one specific concept, such as a specific lighting configuration, or a more abstract concept, such as the “start of the day” or “global stop”. <text:s text:c="2"/>That concept can then be implemented and shared by cooperative action between nodes that “produce” the event by sending messages, and nodes that “consume” the event by receiving messages and acting upon them. <text:s/><text:change-start text:change-id="ct105553159533936"/><text:span text:style-name="T8">In addition, the Event ID can be accompanied by one or </text:span><text:span text:style-name="T11">more </text:span><text:span text:style-name="T8">b</text:span><text:span text:style-name="T11">yt</text:span><text:span text:style-name="T8">es of payload whose content is defined by other OpenLCB documents. </text:span><text:change-end text:change-id="ct105553159533936"/>This document defines <text:change text:change-id="ct105553159532496"/><text:change-start text:change-id="ct105553159534416"/><text:span text:style-name="T12">the</text:span><text:change-end text:change-id="ct105553159534416"/> interaction between producers and consumers in terms of OpenLCB messages.</text:p>
      <text:p text:style-name="Standard">This document describes the required message formats for event transport. <text:span text:style-name="T3">Section 4 gi</text:span>ves an overview of the message types with an abstract numeric description intended as a normative guide to the construction of concrete message types over specific physical transport media. Section 7 describes in concrete detail the implementation of the event transport message formats for the specific physical transport media that have been adopted as normative standards.</text:p>
      <text:h text:style-name="Heading_20_1" text:outline-level="1">References and Context (Normative)</text:h>
      <text:p text:style-name="Standard">This standard is in the context of the following OpenLCB Standards:</text:p>
      <text:list text:style-name="L1">
        <text:list-item>
          <text:p text:style-name="P25">The OpenLCB Message Network Standard, which<text:span text:style-name="T4"> defines the basic messages and how they interact. Higher-level protocols are based on this message network, but are defined elsewhere. T</text:span>he Message Network Standard defines the Initialized node state which is referenced here.</text:p>
        </text:list-item>
        <text:list-item>
          <text:p text:style-name="P25">The OpenLCB Event Identifiers Standard, which defines the format and content of <text:s/>Event IDs including the class of Well-Known Event IDs and Automatically-Routed Event IDs.</text:p>
        </text:list-item>
        <text:list-item>
          <text:p text:style-name="P25">The OpenLCB CAN Frame Transport Standard, which defines the formats for transporting OpenLCB messages over CAN networks.</text:p>
        </text:list-item>
      </text:list>
      <text:h text:style-name="Heading_20_1" text:outline-level="1"><text:soft-page-break/>Message Formats (Normative)</text:h>
      <text:p text:style-name="Standard">In the following, the “Common MTI” column specifies the MTI value to be used when communicating in OpenLCB common format. The Common MTI is an abstract numeric description intended as a normative guide to the construction of concrete message formats over specific physical transport media.</text:p>
      <text:p text:style-name="Standard">“<text:span text:style-name="T4">Event ID</text:span> Range” in the Data Content field refers to a range of <text:span text:style-name="T4">Event ID</text:span> values specified through a compare-under-mask operation. <text:s/>The low bit of the field defines the sign of the mask: a <text:span text:style-name="T6">'</text:span>1<text:span text:style-name="T6">'</text:span> least-significant bit indicates the mask is represented by 1-bits, and similarly for a 0 LSB. The mask is made up of the adjacent identical bits: if the lowest bit is a '0', then all low order contiguous '0' bits will form a mask, while if the lowest bit is a '1', then the low order contiguous '1' bits will form the mask. <text:s/>The remaining upper bits determine the range prefix. To determine whether an Event ID “E” lies within the range “R”, compute:</text:p>
      <text:p text:style-name="Standard"><text:tab/>inRange = ( (E <text:span text:style-name="T6">AND NOT</text:span> mask) <text:span text:style-name="T6">EQUALS</text:span> (R <text:span text:style-name="T6">AND NOT </text:span>mask) )</text:p>
      <text:p text:style-name="P16"/>
      <text:h text:style-name="Heading_20_2" text:outline-level="2">Producer/Consumer Event Report (PC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3">Name</text:p>
          </table:table-cell>
          <table:table-cell table:style-name="Table3.A1" office:value-type="string">
            <text:p text:style-name="P10">Simple Node </text:p>
          </table:table-cell>
          <table:table-cell table:style-name="Table3.A1" office:value-type="string">
            <text:p text:style-name="P13">Dest ID</text:p>
          </table:table-cell>
          <table:table-cell table:style-name="Table3.A1" office:value-type="string">
            <text:p text:style-name="P13">Event ID</text:p>
          </table:table-cell>
          <table:table-cell table:style-name="Table3.A1" office:value-type="string">
            <text:p text:style-name="P13">Common MTI</text:p>
          </table:table-cell>
          <table:table-cell table:style-name="Table3.F1" office:value-type="string">
            <text:p text:style-name="P13">Data Content</text:p>
          </table:table-cell>
        </table:table-row>
        <table:table-row>
          <table:table-cell table:style-name="Table3.A2" office:value-type="string">
            <text:p text:style-name="P9">Producer/Consumer Event Report </text:p>
          </table:table-cell>
          <table:table-cell table:style-name="Table3.A2" office:value-type="string">
            <text:p text:style-name="P11">Y</text:p>
          </table:table-cell>
          <table:table-cell table:style-name="Table3.A2" office:value-type="string">
            <text:p text:style-name="P11">N</text:p>
          </table:table-cell>
          <table:table-cell table:style-name="Table3.A2" office:value-type="string">
            <text:p text:style-name="P11">Y</text:p>
          </table:table-cell>
          <table:table-cell table:style-name="Table3.A2" office:value-type="string">
            <text:p text:style-name="P11">0x05B4</text:p>
          </table:table-cell>
          <table:table-cell table:style-name="Table3.F2" office:value-type="string">
            <text:p text:style-name="P14">Event ID<text:change-start text:change-id="ct105553159534656"/>, <text:span text:style-name="T8">followed by 0 or more additional payload bytes</text:span><text:change-end text:change-id="ct105553159534656"/></text:p>
          </table:table-cell>
        </table:table-row>
      </table:table>
      <text:p text:style-name="Standard"><text:s/><text:change-start text:change-id="ct105553159535136"/></text:p>
      <text:p text:style-name="P23">The MTIs of 0x05B5, 0x05B6 and 0x05B7 are permanently reserved <text:span text:style-name="T15">for </text:span><text:span text:style-name="T5">the</text:span><text:span text:style-name="T15"> CAN implementation of this protocol </text:span>and shall not be used in any future version of this or any other OpenLCB Standards <text:change-end text:change-id="ct105553159535136"/><text:change-start text:change-id="ct105553159534896"/><text:span text:style-name="T16">for any other purpose</text:span><text:change-end text:change-id="ct105553159534896"/><text:change-start text:change-id="ct105553159535376"/>.<text:change-end text:change-id="ct105553159535376"/></text:p>
      <text:h text:style-name="Heading_20_2" text:outline-level="2">Identify Consumer </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3">Name</text:p>
          </table:table-cell>
          <table:table-cell table:style-name="Table2.A1" office:value-type="string">
            <text:p text:style-name="P10">Simple Node </text:p>
          </table:table-cell>
          <table:table-cell table:style-name="Table2.A1" office:value-type="string">
            <text:p text:style-name="P13">Dest ID</text:p>
          </table:table-cell>
          <table:table-cell table:style-name="Table2.A1" office:value-type="string">
            <text:p text:style-name="P13">Event ID</text:p>
          </table:table-cell>
          <table:table-cell table:style-name="Table2.A1" office:value-type="string">
            <text:p text:style-name="P13">Common MTI</text:p>
          </table:table-cell>
          <table:table-cell table:style-name="Table2.F1" office:value-type="string">
            <text:p text:style-name="P13">Data Content</text:p>
          </table:table-cell>
        </table:table-row>
        <table:table-row>
          <table:table-cell table:style-name="Table2.A2" office:value-type="string">
            <text:p text:style-name="P4">Identify Consumer</text:p>
          </table:table-cell>
          <table:table-cell table:style-name="Table2.A2" office:value-type="string">
            <text:p text:style-name="P11">Y</text:p>
          </table:table-cell>
          <table:table-cell table:style-name="Table2.A2" office:value-type="string">
            <text:p text:style-name="P11">N</text:p>
          </table:table-cell>
          <table:table-cell table:style-name="Table2.A2" office:value-type="string">
            <text:p text:style-name="P11">Y</text:p>
          </table:table-cell>
          <table:table-cell table:style-name="Table2.A2" office:value-type="string">
            <text:p text:style-name="P11">0x08F4</text:p>
          </table:table-cell>
          <table:table-cell table:style-name="Table2.F2" office:value-type="string">
            <text:p text:style-name="P11">Event ID</text:p>
          </table:table-cell>
        </table:table-row>
      </table:table>
      <text:h text:style-name="Heading_20_2" text:outline-level="2" text:is-list-header="true"/>
      <text:h text:style-name="Heading_20_2" text:outline-level="2">Consumer Identified </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3">Name</text:p>
          </table:table-cell>
          <table:table-cell table:style-name="Table4.A1" office:value-type="string">
            <text:p text:style-name="P10">Simple Node </text:p>
          </table:table-cell>
          <table:table-cell table:style-name="Table4.A1" office:value-type="string">
            <text:p text:style-name="P13">Dest ID</text:p>
          </table:table-cell>
          <table:table-cell table:style-name="Table4.A1" office:value-type="string">
            <text:p text:style-name="P13">Event ID</text:p>
          </table:table-cell>
          <table:table-cell table:style-name="Table4.A1" office:value-type="string">
            <text:p text:style-name="P13">Common MTI</text:p>
          </table:table-cell>
          <table:table-cell table:style-name="Table4.F1" office:value-type="string">
            <text:p text:style-name="P13">Data Content</text:p>
          </table:table-cell>
        </table:table-row>
        <table:table-row>
          <table:table-cell table:style-name="Table4.A2" office:value-type="string">
            <text:p text:style-name="P4">Consumer Identified</text:p>
          </table:table-cell>
          <table:table-cell table:style-name="Table4.A2" office:value-type="string">
            <text:p text:style-name="P11">N</text:p>
          </table:table-cell>
          <table:table-cell table:style-name="Table4.A2" office:value-type="string">
            <text:p text:style-name="P11">N</text:p>
          </table:table-cell>
          <table:table-cell table:style-name="Table4.A2" office:value-type="string">
            <text:p text:style-name="P11">Y</text:p>
          </table:table-cell>
          <table:table-cell table:style-name="Table4.A2" office:value-type="string">
            <text:p text:style-name="P4">0x04C4 – Valid<text:line-break/>0x04C5 – Invalid<text:line-break/>0x04C7 – Unknown</text:p>
          </table:table-cell>
          <table:table-cell table:style-name="Table4.F2" office:value-type="string">
            <text:p text:style-name="P11">Event ID</text:p>
          </table:table-cell>
        </table:table-row>
      </table:table>
      <text:p text:style-name="Standard"/>
      <text:p text:style-name="Standard"><text:soft-page-break/>This message has three sub-forms, which carry the status of the identified consumer. <text:s/>They are, respectively:</text:p>
      <text:list xml:id="list2443064775" text:style-name="L2">
        <text:list-item>
          <text:p text:style-name="P26">Currently valid – the internal state of the consumer &amp; associated devices is known to be <text:span text:style-name="T6">the </text:span>same as if this <text:span text:style-name="T7">was the last </text:span>event <text:span text:style-name="T7">consumed</text:span></text:p>
        </text:list-item>
        <text:list-item>
          <text:p text:style-name="P26">Currently invalid – the internal state of the consumer &amp; associated devices is known to not be the same as if this <text:span text:style-name="T7">was the last </text:span>event <text:span text:style-name="T7">consumed</text:span></text:p>
        </text:list-item>
        <text:list-item>
          <text:p text:style-name="P26">Currently unknown – the consumer cannot determine whether either of the previous conditions is true</text:p>
        </text:list-item>
      </text:list>
      <text:h text:style-name="Heading_20_2" text:outline-level="2">Consumer Range Identifie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3">Name</text:p>
          </table:table-cell>
          <table:table-cell table:style-name="Table5.A1" office:value-type="string">
            <text:p text:style-name="P10">Simple Node </text:p>
          </table:table-cell>
          <table:table-cell table:style-name="Table5.A1" office:value-type="string">
            <text:p text:style-name="P13">Dest ID</text:p>
          </table:table-cell>
          <table:table-cell table:style-name="Table5.A1" office:value-type="string">
            <text:p text:style-name="P13">Event ID</text:p>
          </table:table-cell>
          <table:table-cell table:style-name="Table5.A1" office:value-type="string">
            <text:p text:style-name="P13">Common MTI</text:p>
          </table:table-cell>
          <table:table-cell table:style-name="Table5.F1" office:value-type="string">
            <text:p text:style-name="P13">Data Content</text:p>
          </table:table-cell>
        </table:table-row>
        <table:table-row>
          <table:table-cell table:style-name="Table5.A2" office:value-type="string">
            <text:p text:style-name="P4">Consumer Range Identified</text:p>
          </table:table-cell>
          <table:table-cell table:style-name="Table5.A2" office:value-type="string">
            <text:p text:style-name="P11">N</text:p>
          </table:table-cell>
          <table:table-cell table:style-name="Table5.A2" office:value-type="string">
            <text:p text:style-name="P11">N</text:p>
          </table:table-cell>
          <table:table-cell table:style-name="Table5.A2" office:value-type="string">
            <text:p text:style-name="P11">Y</text:p>
          </table:table-cell>
          <table:table-cell table:style-name="Table5.A2" office:value-type="string">
            <text:p text:style-name="P11">0x04A4</text:p>
          </table:table-cell>
          <table:table-cell table:style-name="Table5.F2" office:value-type="string">
            <text:p text:style-name="P12"><text:span text:style-name="T4">Event ID</text:span> Range</text:p>
          </table:table-cell>
        </table:table-row>
      </table:table>
      <text:p text:style-name="Standard"/>
      <text:p text:style-name="Standard">Nodes shall not emit Consumer Range Identified messages where more than 50% of the Event IDs included in the range are not consumed by the node, except when specified by another OpenLCB Standard.</text:p>
      <text:h text:style-name="Heading_20_2" text:outline-level="2">Identify Producer </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3">Name</text:p>
          </table:table-cell>
          <table:table-cell table:style-name="Table6.A1" office:value-type="string">
            <text:p text:style-name="P10">Simple Node </text:p>
          </table:table-cell>
          <table:table-cell table:style-name="Table6.A1" office:value-type="string">
            <text:p text:style-name="P13">Dest ID</text:p>
          </table:table-cell>
          <table:table-cell table:style-name="Table6.A1" office:value-type="string">
            <text:p text:style-name="P13">Event ID</text:p>
          </table:table-cell>
          <table:table-cell table:style-name="Table6.A1" office:value-type="string">
            <text:p text:style-name="P13">Common MTI</text:p>
          </table:table-cell>
          <table:table-cell table:style-name="Table6.F1" office:value-type="string">
            <text:p text:style-name="P13">Data Content</text:p>
          </table:table-cell>
        </table:table-row>
        <table:table-row>
          <table:table-cell table:style-name="Table6.A2" office:value-type="string">
            <text:p text:style-name="P4">Identify Producer</text:p>
          </table:table-cell>
          <table:table-cell table:style-name="Table6.A2" office:value-type="string">
            <text:p text:style-name="P11">Y</text:p>
          </table:table-cell>
          <table:table-cell table:style-name="Table6.A2" office:value-type="string">
            <text:p text:style-name="P11">N</text:p>
          </table:table-cell>
          <table:table-cell table:style-name="Table6.A2" office:value-type="string">
            <text:p text:style-name="P11">Y</text:p>
          </table:table-cell>
          <table:table-cell table:style-name="Table6.A2" office:value-type="string">
            <text:p text:style-name="P11">0x0914</text:p>
          </table:table-cell>
          <table:table-cell table:style-name="Table6.F2" office:value-type="string">
            <text:p text:style-name="P11">Event ID</text:p>
          </table:table-cell>
        </table:table-row>
      </table:table>
      <text:p text:style-name="Standard"/>
      <text:h text:style-name="Heading_20_2" text:outline-level="2">Producer Identifie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3">Name</text:p>
          </table:table-cell>
          <table:table-cell table:style-name="Table7.A1" office:value-type="string">
            <text:p text:style-name="P10">Simple Node </text:p>
          </table:table-cell>
          <table:table-cell table:style-name="Table7.A1" office:value-type="string">
            <text:p text:style-name="P13">Dest ID</text:p>
          </table:table-cell>
          <table:table-cell table:style-name="Table7.A1" office:value-type="string">
            <text:p text:style-name="P13">Event ID</text:p>
          </table:table-cell>
          <table:table-cell table:style-name="Table7.A1" office:value-type="string">
            <text:p text:style-name="P13">Common MTI</text:p>
          </table:table-cell>
          <table:table-cell table:style-name="Table7.F1" office:value-type="string">
            <text:p text:style-name="P13">Data Content</text:p>
          </table:table-cell>
        </table:table-row>
        <table:table-row>
          <table:table-cell table:style-name="Table7.A2" office:value-type="string">
            <text:p text:style-name="P4">Producer Identified</text:p>
          </table:table-cell>
          <table:table-cell table:style-name="Table7.A2" office:value-type="string">
            <text:p text:style-name="P11">N</text:p>
          </table:table-cell>
          <table:table-cell table:style-name="Table7.A2" office:value-type="string">
            <text:p text:style-name="P11">N</text:p>
          </table:table-cell>
          <table:table-cell table:style-name="Table7.A2" office:value-type="string">
            <text:p text:style-name="P11">Y</text:p>
          </table:table-cell>
          <table:table-cell table:style-name="Table7.A2" office:value-type="string">
            <text:p text:style-name="P4">0x0544 – Valid<text:line-break/>0x0545 – Invalid<text:line-break/>0x0547-- Unknown</text:p>
          </table:table-cell>
          <table:table-cell table:style-name="Table7.F2" office:value-type="string">
            <text:p text:style-name="P11">Event ID</text:p>
          </table:table-cell>
        </table:table-row>
      </table:table>
      <text:p text:style-name="Standard"/>
      <text:p text:style-name="Standard">This message has three sub-forms, which carry the status of the identified producer. <text:s/>They are, respectively:</text:p>
      <text:list xml:id="list150340560265922" text:continue-numbering="true" text:style-name="L2">
        <text:list-item>
          <text:p text:style-name="P26">Currently valid – the internal state of the producer &amp; associated devices is known to be that which would cause them to produce the event</text:p>
        </text:list-item>
        <text:list-item>
          <text:p text:style-name="P26">Currently invalid – the internal state of the producer &amp; associated devices is known to not be the same as that which would cause them to produce the event</text:p>
        </text:list-item>
        <text:list-item>
          <text:p text:style-name="P26"><text:soft-page-break/>Currently unknown – the producer cannot determine whether either of the previous conditions is true</text:p>
        </text:list-item>
      </text:list>
      <text:h text:style-name="Heading_20_2" text:outline-level="2">Producer Range Identifie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3">Name</text:p>
          </table:table-cell>
          <table:table-cell table:style-name="Table8.A1" office:value-type="string">
            <text:p text:style-name="P10">Simple Node </text:p>
          </table:table-cell>
          <table:table-cell table:style-name="Table8.A1" office:value-type="string">
            <text:p text:style-name="P13">Dest ID</text:p>
          </table:table-cell>
          <table:table-cell table:style-name="Table8.A1" office:value-type="string">
            <text:p text:style-name="P13">Event ID</text:p>
          </table:table-cell>
          <table:table-cell table:style-name="Table8.A1" office:value-type="string">
            <text:p text:style-name="P13">Common</text:p>
            <text:p text:style-name="P13">MTI</text:p>
          </table:table-cell>
          <table:table-cell table:style-name="Table8.F1" office:value-type="string">
            <text:p text:style-name="P13">Data Content</text:p>
          </table:table-cell>
        </table:table-row>
        <table:table-row>
          <table:table-cell table:style-name="Table8.A2" office:value-type="string">
            <text:p text:style-name="P4">Producer Identified Range</text:p>
          </table:table-cell>
          <table:table-cell table:style-name="Table8.A2" office:value-type="string">
            <text:p text:style-name="P11">N</text:p>
          </table:table-cell>
          <table:table-cell table:style-name="Table8.A2" office:value-type="string">
            <text:p text:style-name="P11">N</text:p>
          </table:table-cell>
          <table:table-cell table:style-name="Table8.A2" office:value-type="string">
            <text:p text:style-name="P11">Y</text:p>
          </table:table-cell>
          <table:table-cell table:style-name="Table8.A2" office:value-type="string">
            <text:p text:style-name="P11">0x0524</text:p>
          </table:table-cell>
          <table:table-cell table:style-name="Table8.F2" office:value-type="string">
            <text:p text:style-name="P12"><text:span text:style-name="T4">Event ID</text:span> Range</text:p>
          </table:table-cell>
        </table:table-row>
      </table:table>
      <text:p text:style-name="Standard"/>
      <text:p text:style-name="Standard">Nodes shall not emit Producer Range Identified messages where more than 50% of the Event IDs included in the range are not produced by the node, except when specified by another OpenLCB Standard.</text:p>
      <text:h text:style-name="Heading_20_2" text:outline-level="2">Identify Eve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13">Name</text:p>
          </table:table-cell>
          <table:table-cell table:style-name="Table9.A1" office:value-type="string">
            <text:p text:style-name="P10">Simple Node </text:p>
          </table:table-cell>
          <table:table-cell table:style-name="Table9.A1" office:value-type="string">
            <text:p text:style-name="P13">Dest ID</text:p>
          </table:table-cell>
          <table:table-cell table:style-name="Table9.A1" office:value-type="string">
            <text:p text:style-name="P13">Event ID</text:p>
          </table:table-cell>
          <table:table-cell table:style-name="Table9.A1" office:value-type="string">
            <text:p text:style-name="P13">Common</text:p>
            <text:p text:style-name="P13">MTI</text:p>
          </table:table-cell>
          <table:table-cell table:style-name="Table9.F1" office:value-type="string">
            <text:p text:style-name="P13">Data Content</text:p>
          </table:table-cell>
        </table:table-row>
        <table:table-row>
          <table:table-cell table:style-name="Table9.A2" table:number-rows-spanned="2" office:value-type="string">
            <text:p text:style-name="P4">Identify Events</text:p>
          </table:table-cell>
          <table:table-cell table:style-name="Table9.A2" office:value-type="string">
            <text:p text:style-name="P11">Y</text:p>
          </table:table-cell>
          <table:table-cell table:style-name="Table9.A2" office:value-type="string">
            <text:p text:style-name="P11">N</text:p>
          </table:table-cell>
          <table:table-cell table:style-name="Table9.A2" office:value-type="string">
            <text:p text:style-name="P11">N</text:p>
          </table:table-cell>
          <table:table-cell table:style-name="Table9.A2" office:value-type="string">
            <text:p text:style-name="P11">0x0970</text:p>
          </table:table-cell>
          <table:table-cell table:style-name="Table9.F2" office:value-type="string">
            <text:p text:style-name="P11"/>
          </table:table-cell>
        </table:table-row>
        <table:table-row>
          <table:covered-table-cell table:style-name="Table9.A2"/>
          <table:table-cell table:style-name="Table9.A2" office:value-type="string">
            <text:p text:style-name="P11">N</text:p>
          </table:table-cell>
          <table:table-cell table:style-name="Table9.A2" office:value-type="string">
            <text:p text:style-name="P11">Y</text:p>
          </table:table-cell>
          <table:table-cell table:style-name="Table9.A2" office:value-type="string">
            <text:p text:style-name="P11">N</text:p>
          </table:table-cell>
          <table:table-cell table:style-name="Table9.A2" office:value-type="string">
            <text:p text:style-name="P11">0x0968</text:p>
          </table:table-cell>
          <table:table-cell table:style-name="Table9.F2" office:value-type="string">
            <text:p text:style-name="P11">Destination Node ID</text:p>
          </table:table-cell>
        </table:table-row>
      </table:table>
      <text:p text:style-name="Standard"/>
      <text:h text:style-name="Heading_20_2" text:outline-level="2">Learn Event</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13">Name</text:p>
          </table:table-cell>
          <table:table-cell table:style-name="Table11.A1" office:value-type="string">
            <text:p text:style-name="P10">Simple Node </text:p>
          </table:table-cell>
          <table:table-cell table:style-name="Table11.A1" office:value-type="string">
            <text:p text:style-name="P13">Dest ID</text:p>
          </table:table-cell>
          <table:table-cell table:style-name="Table11.A1" office:value-type="string">
            <text:p text:style-name="P13">Event ID</text:p>
          </table:table-cell>
          <table:table-cell table:style-name="Table11.A1" office:value-type="string">
            <text:p text:style-name="P13">Common</text:p>
            <text:p text:style-name="P13">MTI</text:p>
          </table:table-cell>
          <table:table-cell table:style-name="Table11.F1" office:value-type="string">
            <text:p text:style-name="P13">Data Content</text:p>
          </table:table-cell>
        </table:table-row>
        <table:table-row>
          <table:table-cell table:style-name="Table11.A2" office:value-type="string">
            <text:p text:style-name="P4">Learn Event</text:p>
          </table:table-cell>
          <table:table-cell table:style-name="Table11.A2" office:value-type="string">
            <text:p text:style-name="P11">Y</text:p>
          </table:table-cell>
          <table:table-cell table:style-name="Table11.A2" office:value-type="string">
            <text:p text:style-name="P11">N</text:p>
          </table:table-cell>
          <table:table-cell table:style-name="Table11.A2" office:value-type="string">
            <text:p text:style-name="P11">Y</text:p>
          </table:table-cell>
          <table:table-cell table:style-name="Table11.A2" office:value-type="string">
            <text:p text:style-name="P11">0x0594</text:p>
          </table:table-cell>
          <table:table-cell table:style-name="Table11.F2" office:value-type="string">
            <text:p text:style-name="P15">Event ID</text:p>
          </table:table-cell>
        </table:table-row>
      </table:table>
      <text:p text:style-name="Standard"/>
      <text:h text:style-name="Heading_20_1" text:outline-level="1">States (Normative)</text:h>
      <text:p text:style-name="Standard">Each consumer and producer of each event has two possible states: <text:s/>“Unadvertised” and “Advertised”.</text:p>
      <text:p text:style-name="Standard">When the node hosting the producer or consumer is not in Initialized state, the consumer or producer shall be in and remain in Unadvertised state. </text:p>
      <text:p text:style-name="Standard">A producer or consumer of a specific event moves to Advertised state when any of the following happens:</text:p>
      <text:list text:style-name="L3">
        <text:list-item>
          <text:p text:style-name="P27">The producer or consumer sends a Producer Identified or Consumer Identified, respectively, message containing the Event ID.</text:p>
        </text:list-item>
        <text:list-item>
          <text:p text:style-name="P27">The producer or consumer sends a Producer Range Identified or Consumer Range Identified, respectively, message where the indicated range contains the Event ID.</text:p>
        </text:list-item>
        <text:list-item>
          <text:p text:style-name="P27">Producers and consumers of Event IDs in the Automatically-Routed range are in the Advertised state once the node is in the Initialized state.</text:p>
        </text:list-item>
      </text:list>
      <text:p text:style-name="Standard"><text:soft-page-break/>The messages defined by this Standard shall only be sent when the sending node is in Initialized state.</text:p>
      <text:p text:style-name="Standard">Producer/Consumer Event Report messages may only be sent when the associated producer is in <text:span text:style-name="T6">the </text:span><text:s/>Advertised state. <text:s/>OpenLCB equipment may, but is not required to, omit forwarding PCER messages to a consumer of a particular Event ID when that consumer is in Unadvertised state.</text:p>
      <text:p text:style-name="Standard">Consumers and Producers may, but are not required to, have additional state associated with the use of the Learn Event message.</text:p>
      <text:h text:style-name="Heading_20_1" text:outline-level="1">Interactions (Normative)</text:h>
      <text:p text:style-name="Standard">After each transition to Initialized State and before sending a Producer/Consumer Event Report (PCER) message producing a specific Event ID outside the automatically-routed Event ID range, a node shall transition to Advertised state for that Event ID by emitting a Producer Identified or Producer Range Identified message identifying that Event ID. </text:p>
      <text:p text:style-name="Standard">To ensure receipt of PCER messages, a node consuming a specific Event ID outside the automatically-routed Event ID shall transition to Advertised state for that <text:span text:style-name="T4">Event ID</text:span> by emitting a Consumer Identified or Consumer Range Identified message identifying that Event ID.</text:p>
      <text:h text:style-name="Heading_20_2" text:outline-level="2">Event Transfer</text:h>
      <text:p text:style-name="Standard">To produce an event, the node containing the producer shall emit a PCER message containing the specific Event ID<text:change-start text:change-id="ct105553159536096"/> <text:span text:style-name="T9">and optional payload</text:span><text:change-end text:change-id="ct105553159536096"/>. The OpenLCB message network shall transport that message to all attached nodes, except as described in the next paragraph. Nodes containing consumers shall check for a match between the message Event ID and their consumers. If a match is found, the consumer shall perform any local operations configured into it. If a match is not found, the consumer shall not perform any local operations.</text:p>
      <text:p text:style-name="Standard">Equipment that transports PCER messages shall transport them to all connected nodes from which the equipment has received a Consumer Identified or Consumer Range Identified for the reported Event ID. Equipment that transports PCER messages shall transport all PCER messages containing Event IDs in the automatically-routed range to all connected nodes. Equipment that transports PCER messages may, but is not required to, omit transporting PCER messages with Event ID outside the automatically-routed range to nodes from which the equipment has not received a Consumer Identified or Consumer Range Identified for the reported Event ID.</text:p>
      <text:h text:style-name="Heading_20_2" text:outline-level="2">Event Inquiry</text:h>
      <text:p text:style-name="Standard">Upon receipt of either an unaddressed (global) Identify Events message or an addressed Identify Events message addressed to the node, that node shall reply with Producer Identified and/or Producer Range Identified messages covering all non-automatically-routed Event IDs produced by the node, and Consumer Identified and/or Consumer Range Identified messages covering all non-automatically-routed Event IDs consumed by the node.</text:p>
      <text:p text:style-name="Standard">In response to an unaddressed (global) Identify Events message or an addressed Identify Events message address to the node, that node may but is not required to include Producer Identified and/or Producer Range Identified messages covering automatically-routed Event IDs produced by the node, and Consumer Identified and/or Consumer Range Identified messages covering automatically-routed Event IDs consumed by the node.</text:p>
      <text:h text:style-name="Heading_20_2" text:outline-level="2"><text:soft-page-break/>Producer Inquiry</text:h>
      <text:p text:style-name="Standard">Any node receiving an Identify Producer message that includes a non-automatically-routed Event ID produced by the node shall reply with one or more Producer Identified messages containing that <text:span text:style-name="T4">Event ID</text:span>.</text:p>
      <text:p text:style-name="Standard">Any node receiving an Identify Producer message that includes an automatically-routed Event ID produced by the node may, but is not required to, reply with one or more Producer Identified messages containing that <text:span text:style-name="T4">Event ID</text:span>.</text:p>
      <text:h text:style-name="Heading_20_2" text:outline-level="2">Consumer Inquiry</text:h>
      <text:p text:style-name="Standard">Any node receiving an Identify Consumer message that includes a non-automatically-routed Event ID consumed by the node shall reply with one or more Consumer Identified messages containing that <text:span text:style-name="T4">Event ID</text:span>.</text:p>
      <text:p text:style-name="Standard">Any node receiving an Identify Consumer message that includes an automatically-routed Event ID consumed by the node may, but is not required to, reply with one or more Consumer Identified messages containing that <text:span text:style-name="T4">Event ID</text:span>.</text:p>
      <text:h text:style-name="Heading_20_2" text:outline-level="2">Teach/Learn Configuration</text:h>
      <text:p text:style-name="Standard">A node may, but is not required to, send a Teach Event message containing an Event ID.</text:p>
      <text:p text:style-name="Standard">A node receiving a Teach Event message may, but is not required to, configure the contained Event ID into some or all of the producers and consumers it contains.</text:p>
      <text:h text:style-name="Heading_20_2" text:outline-level="2">Resetting to Default</text:h>
      <text:p text:style-name="Standard">Nodes shall ensure that every producer and consumer within the node contains a valid and unique Event ID after the node is reset to defaults. For this purpose, the producers and consumers may contain either well-known Event IDs or Event IDs defined based on this node's unique ID.</text:p>
      <text:p text:style-name="Standard">If a producer or consumer within the node contains an Event ID based on the node's unique ID, and if that Event ID could have been copied from the node, resetting the node to default shall reconfigure that producer or consumer with a newly-defined Event ID that has not been used before.</text:p>
      <text:h text:style-name="Heading_20_1" text:outline-level="1">CAN Adaptation (Normative)</text:h>
      <text:p text:style-name="Standard">There are no specific provisions for CAN transport<text:change-start text:change-id="ct105553159954880"/> <text:span text:style-name="T10">other than the </text:span><text:change-end text:change-id="ct105553159954880"/><text:change-start text:change-id="ct105553159959440"/><text:span text:style-name="T10">Producer/Consumer Event Report message</text:span><text:change-end text:change-id="ct105553159959440"/>. The <text:change-start text:change-id="ct105553159957040"/><text:span text:style-name="T10">other </text:span><text:change-end text:change-id="ct105553159957040"/>messages are formatted on CAN transport as defined for generic addressed messages in the OpenLCB Message Network Standard. <text:change-start text:change-id="ct105553159962320"/></text:p>
      <text:p text:style-name="P21">When the Producer/Consumer Event Report message has only the Event ID and no additional payload, it is sent as a single frame with the <text:change-end text:change-id="ct105553159962320"/><text:change-start text:change-id="ct105553159956080"/>0x05B4 MTI documented above.</text:p>
      <text:p text:style-name="P21">When a Producer/Consumer Event Report message contains an additional payload, it is sen<text:span text:style-name="T13">t</text:span> as multiple frames:<text:change-end text:change-id="ct105553159956080"/><text:change-start text:change-id="ct105553159957760"/></text:p>
      <text:list text:style-name="L4">
        <text:list-item>
          <text:p text:style-name="P28"><text:change-end text:change-id="ct105553159957760"/>The Event ID is sent in a CAN frame formatted with the MT<text:change-start text:change-id="ct105553159958240"/>I 0x05B7</text:p>
        </text:list-item>
        <text:list-item>
          <text:p text:style-name="P28"><text:soft-page-break/>If there are more than eight bytes of payload, one or more CAN frames carrying eight sequential bytes of the payload are sent<text:change-end text:change-id="ct105553159958240"/><text:change-start text:change-id="ct105553159958000"/> with MTI 0x05B6. <text:s/>Note that these must carry exactly eight bytes of payload.</text:p>
        </text:list-item>
        <text:list-item>
          <text:p text:style-name="P28">The final one to eight bytes are sent in a CAN frame with MTI <text:change-end text:change-id="ct105553159958000"/><text:change-start text:change-id="ct105553159956800"/>0x05B5.</text:p>
        </text:list-item>
      </text:list>
      <text:p text:style-name="P22">The CAN frames making up a single Producer/Consumer Event Report message with payload must be sent together, with no intervening lower priority frames. <text:s/>This includes a Producer/Consumer Event Report message without payload (MTI 0x5b4). <text:span text:style-name="T14">A Gateway translating the above CAN frame sequence to a different Data Link layer shall ensure that for this sequence of frames, only one message is sent out with an MTI of 0x5B4. </text:span></text:p>
      <text:p text:style-name="P22"/>
      <text:p text:style-name="P21"><text:change-end text:change-id="ct105553159956800"/><text:change text:change-id="ct105553159958480"/></text:p>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text:s/>1 Introduction (Informative)<text:tab/>1</text:p>
          <text:p text:style-name="P19"><text:s/>2 Intended Use (Informative)<text:tab/>1</text:p>
          <text:p text:style-name="P19"><text:s/>3 References and Context (Normative)<text:tab/>1</text:p>
          <text:p text:style-name="P19"><text:s/>4 Message Formats (Normative)<text:tab/>1</text:p>
          <text:p text:style-name="P20"><text:s/>4.1 Producer/Consumer Event Report (PCER)<text:tab/>2</text:p>
          <text:p text:style-name="P20"><text:s/>4.2 Identify Consumer<text:tab/>2</text:p>
          <text:p text:style-name="P20"><text:s/>4.3 Consumer Identified<text:tab/>2</text:p>
          <text:p text:style-name="P20"><text:s/>4.4 Consumer Range Identified<text:tab/>3</text:p>
          <text:p text:style-name="P20"><text:s/>4.5 Identify Producer<text:tab/>3</text:p>
          <text:p text:style-name="P20"><text:s/>4.6 Producer Identified<text:tab/>3</text:p>
          <text:p text:style-name="P20"><text:s/>4.7 Producer Range Identified<text:tab/>3</text:p>
          <text:p text:style-name="P20"><text:s/>4.8 Identify Events<text:tab/>4</text:p>
          <text:p text:style-name="P20"><text:s/>4.9 Learn Event<text:tab/>4</text:p>
          <text:p text:style-name="P19"><text:s/>5 States (Normative)<text:tab/>4</text:p>
          <text:p text:style-name="P19"><text:s/>6 Interactions (Normative)<text:tab/>5</text:p>
          <text:p text:style-name="P20"><text:s/>6.1 Event Transfer<text:tab/>5</text:p>
          <text:p text:style-name="P20"><text:s/>6.2 Event Inquiry<text:tab/>5</text:p>
          <text:p text:style-name="P20"><text:s/>6.3 Producer Inquiry<text:tab/>5</text:p>
          <text:p text:style-name="P20"><text:s/>6.4 Consumer Inquiry<text:tab/>6</text:p>
          <text:p text:style-name="P20"><text:s/>6.5 Teach/Learn Configuration<text:tab/>6</text:p>
          <text:p text:style-name="P20"><text:s/>6.6 Resetting to Default<text:tab/>6</text:p>
          <text:p text:style-name="P19"><text:s/>7 CAN Adaptation (Normative)<text:tab/>6</text:p>
        </text:index-body>
      </text:table-of-content>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9in" fo:margin-left="0.1833in" fo:margin-right="0.0076in" table:align="margins" style:writing-mode="lr-tb"/>
    </style:style>
    <style:style style:name="Table1.A" style:family="table-column">
      <style:table-column-properties style:column-width="3.3104in" style:rel-column-width="34386*"/>
    </style:style>
    <style:style style:name="Table1.B" style:family="table-column">
      <style:table-column-properties style:column-width="0.0424in" style:rel-column-width="440*"/>
    </style:style>
    <style:style style:name="Table1.C" style:family="table-column">
      <style:table-column-properties style:column-width="1.7167in" style:rel-column-width="17831*"/>
    </style:style>
    <style:style style:name="Table1.D" style:family="table-column">
      <style:table-column-properties style:column-width="1.2396in" style:rel-column-width="1287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style>
    <style:style style:name="MP3" style:family="paragraph">
      <loext:graphic-properties draw:fill="solid" draw:fill-color="#c0c0c0" draw:opacity="50%"/>
      <style:paragraph-properties style:writing-mode="lr-tb"/>
      <style:text-properties style:font-name="Times New Roman" fo:font-size="1pt"/>
    </style:style>
    <style:style style:name="M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0e3278"/>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0022a0" style:font-size-asian="14pt" style:font-weight-asian="bold" style:font-size-complex="14pt" style:font-weight-complex="bold"/>
    </style:style>
    <style:style style:name="MP9"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0e44df"/>
    </style:style>
    <style:style style:name="MT1" style:family="text">
      <style:text-properties style:font-name="Times New Roman" fo:font-size="1pt"/>
    </style:style>
    <style:style style:name="MT2" style:family="text">
      <style:text-properties fo:font-size="8pt" officeooo:rsid="0016888d" style:font-size-asian="8pt" style:font-size-complex="8pt"/>
    </style:style>
    <style:style style:name="MT3" style:family="text">
      <style:text-properties fo:font-size="8pt" officeooo:rsid="000022a0"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Event Transport Standard<draw:custom-shape text:anchor-type="char" draw:z-index="6" draw:name="PowerPlusWaterMarkObject" draw:style-name="Mgr1" draw:text-style-name="MP3" svg:width="6.9248in" svg:height="2.3594in" draw:transform="rotate (0.785398163397448) translate (0.179861111111111in 6.11388888888889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3</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8</text:page-number></text:span></text:span><text:span text:style-name="Page_20_Number"><text:span text:style-name="MT3"><text:s/>of </text:span></text:span><text:span text:style-name="Page_20_Number"><text:span text:style-name="MT3"><text:page-count style:num-format="1">8</text:page-count></text:span></text:span><text:span text:style-name="Page_20_Number"><text:span text:style-name="MT3"><text:s/>- </text:span></text:span><text:span text:style-name="Page_20_Number"><text:span text:style-name="MT3"><text:user-defined style:data-style-name="N0" text:name="OLCBdate">Oct 19, 2023</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1366in" svg:y="0.0071in" svg:width="2.798in" svg:height="0.9909in" draw:z-index="16"><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text:s/>Event Transport</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Oct 19, 2023</text:user-defined></text:p>
            </table:table-cell>
            <table:table-cell table:style-name="Table1.C1" office:value-type="string">
              <text:p text:style-name="MP8"><text:user-defined style:data-style-name="N0" text:name="OLCBstatus">Draft</text:user-defined></text:p>
            </table:table-cell>
          </table:table-row>
        </table:table>
        <text:p text:style-name="Header"><draw:custom-shape text:anchor-type="char" draw:z-index="7" draw:name="PowerPlusWaterMarkObject" draw:style-name="Mgr2" draw:text-style-name="MP3" svg:width="6.4996in" svg:height="2.215in" draw:transform="rotate (0.785398163397448) translate (0.16875in 5.47666229221347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2">Copyright 2011-</text:span></text:span><text:span text:style-name="Page_20_Number"><text:span text:style-name="MT2"><text:user-defined style:data-style-name="N0" text:name="OLCByear">2023</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8</text:page-count></text:span></text:span><text:span text:style-name="Page_20_Number"><text:span text:style-name="MT3"><text:s/>- </text:span></text:span><text:span text:style-name="Page_20_Number"><text:span text:style-name="MT3"><text:user-defined style:data-style-name="N0" text:name="OLCBdate">Oct 19, 2023</text:user-defined></text:span></text:span></text:p>
      </style:footer>
    </style:master-page>
    <style:master-page style:name="Endnote" style:page-layout-name="Mpm3" draw:style-name="Mdp1">
      <style:header>
        <text:p text:style-name="Header"><draw:custom-shape text:anchor-type="char" draw:z-index="8"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4" draw:style-name="Mdp1" style:next-style-name="Right_20_Page">
      <style:header>
        <text:p text:style-name="Header"><draw:custom-shape text:anchor-type="char" draw:z-index="9"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1" style:next-style-name="Left_20_Page">
      <style:header>
        <text:p text:style-name="Header"><draw:custom-shape text:anchor-type="char" draw:z-index="10"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1">
      <style:header>
        <text:p text:style-name="Header"><draw:custom-shape text:anchor-type="char" draw:z-index="11" draw:name="PowerPlusWaterMarkObject" draw:style-name="Mgr3" draw:text-style-name="MP3" svg:width="4.4878in" svg:height="1.5287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7" draw:style-name="Mdp1">
      <style:header>
        <text:p text:style-name="Header"><draw:custom-shape text:anchor-type="char" draw:z-index="12"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draw:style-name="Mdp1">
      <style:header>
        <text:p text:style-name="Header"><draw:custom-shape text:anchor-type="char" draw:z-index="13" draw:name="PowerPlusWaterMarkObject" draw:style-name="Mgr4" draw:text-style-name="MP3" svg:width="7.3185in" svg:height="2.4933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draw:style-name="Mdp1">
      <style:header>
        <text:p text:style-name="Header"><draw:custom-shape text:anchor-type="char" draw:z-index="14"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10" draw:style-name="Mdp1">
      <style:header>
        <text:p text:style-name="Header"><draw:custom-shape text:anchor-type="char" draw:z-index="15"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Event Transport Standard</dc:title>
    <meta:initial-creator>Alex Shepherd</meta:initial-creator>
    <meta:creation-date>2009-01-22T07:11:27</meta:creation-date>
    <meta:editing-cycles>179</meta:editing-cycles>
    <meta:editing-duration>P4DT6H52M15S</meta:editing-duration>
    <meta:generator>LibreOffice/7.4.6.2$MacOSX_X86_64 LibreOffice_project/5b1f5509c2decdade7fda905e3e1429a67acd63d</meta:generator>
    <dc:date>2023-11-19T15:02:23.814377558</dc:date>
    <meta:keyword>Event Transport</meta:keyword>
    <dc:creator>Bob Jacobsen</dc:creator>
    <meta:document-statistic meta:table-count="10" meta:image-count="1" meta:object-count="0" meta:page-count="8" meta:paragraph-count="219" meta:word-count="2308" meta:character-count="14248" meta:non-whitespace-character-count="12082"/>
    <meta:user-defined meta:name="OLCBdate">Oct 19, 2023</meta:user-defined>
    <meta:user-defined meta:name="OLCBstatus">Draft</meta:user-defined>
    <meta:user-defined meta:name="OLCByear">2023</meta:user-defined>
  </office:meta>
</office:document-meta>
</file>